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4010f4" officeooo:paragraph-rsid="004010f4"/>
    </style:style>
    <style:style style:name="P2" style:family="paragraph" style:parent-style-name="Standard">
      <style:text-properties fo:language="de" fo:country="DE" officeooo:rsid="0016209f" officeooo:paragraph-rsid="0016209f"/>
    </style:style>
    <style:style style:name="P3" style:family="paragraph" style:parent-style-name="Standard">
      <style:text-properties fo:language="de" fo:country="DE" officeooo:paragraph-rsid="00189b82"/>
    </style:style>
    <style:style style:name="P4" style:family="paragraph" style:parent-style-name="Text_20_body">
      <style:text-properties fo:language="de" fo:country="DE" officeooo:paragraph-rsid="00189b82"/>
    </style:style>
    <style:style style:name="P5" style:family="paragraph" style:parent-style-name="Standard">
      <style:text-properties fo:language="de" fo:country="DE" officeooo:rsid="001687b4" officeooo:paragraph-rsid="00189b82"/>
    </style:style>
    <style:style style:name="P6" style:family="paragraph" style:parent-style-name="Standard">
      <style:text-properties fo:language="de" fo:country="DE" officeooo:rsid="001687b4" officeooo:paragraph-rsid="00205bae"/>
    </style:style>
    <style:style style:name="P7" style:family="paragraph" style:parent-style-name="Standard">
      <style:text-properties fo:language="de" fo:country="DE" officeooo:rsid="001687b4" officeooo:paragraph-rsid="001c21d2"/>
    </style:style>
    <style:style style:name="P8" style:family="paragraph" style:parent-style-name="Standard">
      <style:text-properties fo:language="de" fo:country="DE" officeooo:rsid="00170c83" officeooo:paragraph-rsid="001b9a57"/>
    </style:style>
    <style:style style:name="P9" style:family="paragraph" style:parent-style-name="Standard">
      <style:text-properties fo:language="de" fo:country="DE" officeooo:rsid="00177e70" officeooo:paragraph-rsid="00177e70"/>
    </style:style>
    <style:style style:name="P10" style:family="paragraph" style:parent-style-name="Text_20_body">
      <style:text-properties fo:language="de" fo:country="DE" officeooo:rsid="002bc1e1" officeooo:paragraph-rsid="00306f70"/>
    </style:style>
    <style:style style:name="P11" style:family="paragraph" style:parent-style-name="Text_20_body">
      <style:text-properties fo:language="de" fo:country="DE" officeooo:rsid="002bc1e1" officeooo:paragraph-rsid="0035eaec"/>
    </style:style>
    <style:style style:name="P12" style:family="paragraph" style:parent-style-name="Text_20_body">
      <style:text-properties fo:language="de" fo:country="DE" officeooo:rsid="0025d508" officeooo:paragraph-rsid="0025d508"/>
    </style:style>
    <style:style style:name="P13" style:family="paragraph" style:parent-style-name="Text_20_body">
      <style:text-properties fo:language="de" fo:country="DE" officeooo:rsid="0026040c" officeooo:paragraph-rsid="0026040c"/>
    </style:style>
    <style:style style:name="P14" style:family="paragraph" style:parent-style-name="Text_20_body">
      <style:text-properties fo:language="de" fo:country="DE" officeooo:rsid="0027dae5" officeooo:paragraph-rsid="0027dae5"/>
    </style:style>
    <style:style style:name="P15" style:family="paragraph" style:parent-style-name="Text_20_body">
      <style:text-properties fo:language="de" fo:country="DE" officeooo:rsid="002a8ed5" officeooo:paragraph-rsid="002a8ed5"/>
    </style:style>
    <style:style style:name="P16" style:family="paragraph" style:parent-style-name="Text_20_body">
      <style:text-properties fo:language="de" fo:country="DE" officeooo:rsid="0027eccc" officeooo:paragraph-rsid="002a60b0"/>
    </style:style>
    <style:style style:name="P17" style:family="paragraph" style:parent-style-name="Text_20_body">
      <style:text-properties fo:language="de" fo:country="DE" officeooo:rsid="0037e239" officeooo:paragraph-rsid="0037e239"/>
    </style:style>
    <style:style style:name="P18" style:family="paragraph" style:parent-style-name="Footnote">
      <style:text-properties fo:language="de" fo:country="DE" officeooo:rsid="0023116d" officeooo:paragraph-rsid="0023116d"/>
    </style:style>
    <style:style style:name="P19" style:family="paragraph" style:parent-style-name="Footnote">
      <style:text-properties fo:language="de" fo:country="DE" officeooo:rsid="00205bae" officeooo:paragraph-rsid="00205bae"/>
    </style:style>
    <style:style style:name="P20" style:family="paragraph" style:parent-style-name="Footnote">
      <style:text-properties fo:language="de" fo:country="DE" officeooo:rsid="0035044f" officeooo:paragraph-rsid="0035044f"/>
    </style:style>
    <style:style style:name="P21" style:family="paragraph" style:parent-style-name="Text_20_body">
      <style:text-properties fo:language="de" fo:country="DE" officeooo:rsid="003a933a" officeooo:paragraph-rsid="003a933a"/>
    </style:style>
    <style:style style:name="P22" style:family="paragraph" style:parent-style-name="Text_20_body">
      <style:text-properties fo:language="de" fo:country="DE" officeooo:rsid="003b24d7" officeooo:paragraph-rsid="003b24d7"/>
    </style:style>
    <style:style style:name="P23" style:family="paragraph" style:parent-style-name="Text_20_body">
      <style:text-properties fo:language="de" fo:country="DE" officeooo:rsid="003b24d7" officeooo:paragraph-rsid="00415c3c"/>
    </style:style>
    <style:style style:name="P24" style:family="paragraph" style:parent-style-name="Text_20_body">
      <style:text-properties fo:language="de" fo:country="DE" officeooo:rsid="003b24d7" officeooo:paragraph-rsid="0044dcbc"/>
    </style:style>
    <style:style style:name="P25" style:family="paragraph" style:parent-style-name="Text_20_body">
      <style:text-properties fo:language="de" fo:country="DE" officeooo:rsid="003c7f5a" officeooo:paragraph-rsid="003c7f5a"/>
    </style:style>
    <style:style style:name="P26" style:family="paragraph" style:parent-style-name="Text_20_body">
      <style:text-properties fo:language="de" fo:country="DE" officeooo:rsid="0035a1bb" officeooo:paragraph-rsid="00421de0"/>
    </style:style>
    <style:style style:name="P27" style:family="paragraph" style:parent-style-name="Footnote">
      <style:text-properties officeooo:rsid="00415c3c" officeooo:paragraph-rsid="00415c3c"/>
    </style:style>
    <style:style style:name="P28" style:family="paragraph" style:parent-style-name="Heading_20_1">
      <style:text-properties fo:language="de" fo:country="DE"/>
    </style:style>
    <style:style style:name="P29" style:family="paragraph" style:parent-style-name="Heading_20_2">
      <style:text-properties fo:language="de" fo:country="DE"/>
    </style:style>
    <style:style style:name="P30" style:family="paragraph" style:parent-style-name="Heading_20_3">
      <style:text-properties fo:language="de" fo:country="DE" officeooo:paragraph-rsid="00189b82"/>
    </style:style>
    <style:style style:name="P31" style:family="paragraph" style:parent-style-name="Heading_20_3">
      <style:text-properties fo:language="de" fo:country="DE"/>
    </style:style>
    <style:style style:name="P32" style:family="paragraph" style:parent-style-name="Heading_20_3">
      <style:text-properties fo:language="de" fo:country="DE" officeooo:paragraph-rsid="0019dbe3"/>
    </style:style>
    <style:style style:name="P33" style:family="paragraph" style:parent-style-name="Heading_20_3">
      <style:paragraph-properties fo:break-before="page"/>
      <style:text-properties fo:language="de" fo:country="DE"/>
    </style:style>
    <style:style style:name="P34" style:family="paragraph" style:parent-style-name="Heading_20_4">
      <style:text-properties fo:language="de" fo:country="DE"/>
    </style:style>
    <style:style style:name="P35" style:family="paragraph" style:parent-style-name="Heading_20_4">
      <style:paragraph-properties fo:break-before="page"/>
    </style:style>
    <style:style style:name="P36" style:family="paragraph" style:parent-style-name="Text_20_body">
      <style:text-properties fo:language="de" fo:country="DE" officeooo:rsid="0035a1bb" officeooo:paragraph-rsid="00421de0"/>
    </style:style>
    <style:style style:name="P37" style:family="paragraph" style:parent-style-name="Text_20_body">
      <style:text-properties fo:language="de" fo:country="DE" officeooo:rsid="00491371" officeooo:paragraph-rsid="00491371"/>
    </style:style>
    <style:style style:name="T1" style:family="text">
      <style:text-properties officeooo:rsid="00415c3c"/>
    </style:style>
    <style:style style:name="T2" style:family="text">
      <style:text-properties officeooo:rsid="0016209f"/>
    </style:style>
    <style:style style:name="T3" style:family="text">
      <style:text-properties officeooo:rsid="001687b4"/>
    </style:style>
    <style:style style:name="T4" style:family="text">
      <style:text-properties officeooo:rsid="00170c83"/>
    </style:style>
    <style:style style:name="T5" style:family="text">
      <style:text-properties officeooo:rsid="00177e70"/>
    </style:style>
    <style:style style:name="T6" style:family="text">
      <style:text-properties officeooo:rsid="00189b82"/>
    </style:style>
    <style:style style:name="T7" style:family="text">
      <style:text-properties officeooo:rsid="0019dbe3"/>
    </style:style>
    <style:style style:name="T8" style:family="text">
      <style:text-properties officeooo:rsid="001b1c86"/>
    </style:style>
    <style:style style:name="T9" style:family="text">
      <style:text-properties officeooo:rsid="001b9a57"/>
    </style:style>
    <style:style style:name="T10" style:family="text">
      <style:text-properties officeooo:rsid="001c21d2"/>
    </style:style>
    <style:style style:name="T11" style:family="text">
      <style:text-properties officeooo:rsid="001d53f6"/>
    </style:style>
    <style:style style:name="T12" style:family="text">
      <style:text-properties officeooo:rsid="001ecb15"/>
    </style:style>
    <style:style style:name="T13" style:family="text">
      <style:text-properties officeooo:rsid="001f88d7"/>
    </style:style>
    <style:style style:name="T14" style:family="text">
      <style:text-properties officeooo:rsid="00205bae"/>
    </style:style>
    <style:style style:name="T15" style:family="text">
      <style:text-properties officeooo:rsid="00213daf"/>
    </style:style>
    <style:style style:name="T16" style:family="text">
      <style:text-properties officeooo:rsid="00220ab9"/>
    </style:style>
    <style:style style:name="T17" style:family="text">
      <style:text-properties officeooo:rsid="0023116d"/>
    </style:style>
    <style:style style:name="T18" style:family="text">
      <style:text-properties officeooo:rsid="00239321"/>
    </style:style>
    <style:style style:name="T19" style:family="text">
      <style:text-properties officeooo:rsid="0023ebf6"/>
    </style:style>
    <style:style style:name="T20" style:family="text">
      <style:text-properties officeooo:rsid="0024e316"/>
    </style:style>
    <style:style style:name="T21" style:family="text">
      <style:text-properties officeooo:rsid="0026040c"/>
    </style:style>
    <style:style style:name="T22" style:family="text">
      <style:text-properties officeooo:rsid="0027797b"/>
    </style:style>
    <style:style style:name="T23" style:family="text">
      <style:text-properties officeooo:rsid="0027dae5"/>
    </style:style>
    <style:style style:name="T24" style:family="text">
      <style:text-properties officeooo:rsid="0028b222"/>
    </style:style>
    <style:style style:name="T25" style:family="text">
      <style:text-properties officeooo:rsid="002a60b0"/>
    </style:style>
    <style:style style:name="T26" style:family="text">
      <style:text-properties officeooo:rsid="002a8ed5"/>
    </style:style>
    <style:style style:name="T27" style:family="text">
      <style:text-properties officeooo:rsid="002bc1e1"/>
    </style:style>
    <style:style style:name="T28" style:family="text">
      <style:text-properties officeooo:rsid="002d782a"/>
    </style:style>
    <style:style style:name="T29" style:family="text">
      <style:text-properties officeooo:rsid="002f37ec"/>
    </style:style>
    <style:style style:name="T30" style:family="text">
      <style:text-properties officeooo:rsid="00306f70"/>
    </style:style>
    <style:style style:name="T31" style:family="text">
      <style:text-properties officeooo:rsid="0030ecb7"/>
    </style:style>
    <style:style style:name="T32" style:family="text">
      <style:text-properties officeooo:rsid="0032930f"/>
    </style:style>
    <style:style style:name="T33" style:family="text">
      <style:text-properties officeooo:rsid="00347b01"/>
    </style:style>
    <style:style style:name="T34" style:family="text">
      <style:text-properties officeooo:rsid="0035eaec"/>
    </style:style>
    <style:style style:name="T35" style:family="text">
      <style:text-properties officeooo:rsid="00387d15"/>
    </style:style>
    <style:style style:name="T36" style:family="text">
      <style:text-properties officeooo:rsid="003a933a"/>
    </style:style>
    <style:style style:name="T37" style:family="text">
      <style:text-properties fo:font-weight="bold" style:font-weight-asian="bold" style:font-weight-complex="bold"/>
    </style:style>
    <style:style style:name="T38" style:family="text">
      <style:text-properties officeooo:rsid="003c7f5a"/>
    </style:style>
    <style:style style:name="T39" style:family="text">
      <style:text-properties officeooo:rsid="003e73e3"/>
    </style:style>
    <style:style style:name="T40" style:family="text">
      <style:text-properties fo:language="de" fo:country="DE"/>
    </style:style>
    <style:style style:name="T41" style:family="text">
      <style:text-properties fo:font-weight="normal" style:font-weight-asian="normal" style:font-weight-complex="normal"/>
    </style:style>
    <style:style style:name="T42" style:family="text">
      <style:text-properties fo:font-weight="normal" officeooo:rsid="00415c3c" style:font-weight-asian="normal" style:font-weight-complex="normal"/>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officeooo:rsid="00421de0"/>
    </style:style>
    <style:style style:name="T45" style:family="text">
      <style:text-properties officeooo:rsid="00440d63"/>
    </style:style>
    <style:style style:name="T46" style:family="text">
      <style:text-properties officeooo:rsid="0044dcbc"/>
    </style:style>
    <style:style style:name="T47" style:family="text">
      <style:text-properties officeooo:rsid="0045cc49"/>
    </style:style>
    <style:style style:name="T48" style:family="text">
      <style:text-properties officeooo:rsid="0046ccdc"/>
    </style:style>
    <style:style style:name="T49" style:family="text">
      <style:text-properties officeooo:rsid="0049137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1" text:is-list-header="true">Bedienungsanleitung Larus Segelflugsensor</text:h>
      <text:h text:style-name="P29" text:outline-level="2">Allgemeines</text:h>
      <text:p text:style-name="P2"/>
      <text:p text:style-name="P2">Der Larus Sensor stellt verschiedene Messwerte und daraus abgeleitete Größen zur Verfügung, <text:line-break/>die zur Optimierung im Segelflug dienen. <text:span text:style-name="T9">Er hat selber keine Anzeige und stellt seine Meßwerte über verschiedene standardisierte Schnittstellen, </text:span><text:span text:style-name="T15">z.B.NMEA über RS232 und Bluetooth, binär über einen CAN-Bus </text:span><text:span text:style-name="T9">zur Verfügung.</text:span></text:p>
      <text:p text:style-name="P2"/>
      <text:h text:style-name="P30" text:outline-level="3">Druckmessungen:</text:h>
      <text:p text:style-name="P4">Der Larus-Sensor mißt den statischen Druck und den Staudruck. Der statische Druck wird zur Messung der Luftdichte und für die Anzeige der Druckhöhe und des Flight-Level <text:span text:style-name="T16">(</text:span><text:span text:style-name="T6">FL</text:span><text:span text:style-name="T16">)</text:span><text:span text:style-name="T6"> </text:span>verwendet.<text:line-break/>Aus dem Staudruck wird die angezeigte Fluggeschwindigkeit <text:span text:style-name="T17">(</text:span>IAS<text:span text:style-name="T17">)</text:span> gebildet. Zusammen mit der Luftdichte wird die wahre Fluggeschwindigkeit <text:span text:style-name="T17">(</text:span>TAS<text:span text:style-name="T17">)</text:span> berechnet. <text:span text:style-name="T6">Eine exemplarabhängige </text:span><text:span text:style-name="T29">manuelle </text:span><text:span text:style-name="T6">Kalibrierung des Fahrtmessers (CAS) ist vorgesehen</text:span><text:span text:style-name="T6"><text:note text:id="ftn1" text:note-class="footnote"><text:note-citation>1</text:note-citation><text:note-body><text:p text:style-name="P18">Momentan ist das eine lineare Kalibration über Nullpunkt <text:span text:style-name="T19">(</text:span>Offset<text:span text:style-name="T19">)</text:span> und Steigung.</text:p></text:note-body></text:note></text:span><text:span text:style-name="T6">.</text:span></text:p>
      <text:h text:style-name="P31" text:outline-level="3">Positions- und Geschwindigkeitsmessung:</text:h>
      <text:p text:style-name="P3"><text:span text:style-name="T2">Der Larus-Sensor enthält einen sehr genauen GNSS-Navigationsempfänger. Außer der Position (Genauigkeit ca </text:span><text:span text:style-name="T20">1</text:span><text:span text:style-name="T2">m </text:span><text:span text:style-name="T20">horizontal und 2m vertikal</text:span><text:span text:style-name="T2">) wird die Geschwindigkeit über Grund dreidimensional gemessen und zur </text:span><text:span text:style-name="T3">Stützung </text:span><text:span text:style-name="T2">der Fluglage-</text:span><text:span text:style-name="T3">Messung</text:span><text:span text:style-name="T2"> und als eine Meßgröße für das Variometer verwendet. Die Genauigkeit der Geschwindigkeitsmessung ist </text:span><text:span text:style-name="T3">horizontal ca 0.05 km/h und vertikal ca. 2.5 cm/s beim GNSS-Empfänger uBlox F9P. (</text:span><text:span text:style-name="T8">C</text:span><text:span text:style-name="T3">a. 0.</text:span><text:span text:style-name="T20">06</text:span><text:span text:style-name="T3"> km/h horizontal und ca. </text:span><text:span text:style-name="T20">3c</text:span><text:span text:style-name="T3">m/s vertikal</text:span><text:span text:style-name="T2"> </text:span><text:span text:style-name="T3">bei Verwendung des uBlox M9N Einfrequenz-Empfängers). </text:span><text:span text:style-name="T9">Wie üblich wird auch der Kurs über Grund (“Track”) </text:span><text:span text:style-name="T20">vom GNSS-Empfänger gemessen</text:span><text:span text:style-name="T9">.</text:span></text:p>
      <text:p text:style-name="P2"/>
      <text:h text:style-name="P31" text:outline-level="3">Inertial-Me<text:span text:style-name="T14">ss</text:span>einheit <text:span text:style-name="T14">(</text:span><text:span text:style-name="T6">IMU</text:span><text:span text:style-name="T14">)</text:span><text:span text:style-name="T6"> und AHRS</text:span>:</text:h>
      <text:p text:style-name="P5"><text:span text:style-name="T2">Der Larus-Sensor enthält </text:span>eine hochwertige IMU (Inertial-Measurement-Unit) XSENS M<text:span text:style-name="T7">T</text:span>i-1.<text:line-break/>Die IMU mißt jeweils dreidimensional Beschleunigung, Drehrate und magnetische Induktion.<text:line-break/>Aus diesen Daten wird durch Vergleich mit den Geschwindigkeitsdaten des GNSS die Fluglage berechnet <text:span text:style-name="T8">(AHRS-Funktion)</text:span>. Diese Messung ist <text:span text:style-name="T4">im Nick- und Rollwinkel </text:span>auf ca. 1 Grad genau. </text:p>
      <text:p text:style-name="P6"><text:span text:style-name="T4">Beim Kreisflug wird durch einen Vergleich der Beschleunigung vom GNSS und vo</text:span><text:span text:style-name="T8">m AHRS <text:s/></text:span><text:span text:style-name="T4">der momentane </text:span><text:span text:style-name="T9">rechtweisende </text:span><text:span text:style-name="T4">Steuerkurs (“Heading”) zeitaufgelöst bestimmt. <text:line-break/>Dazu ist, </text:span><text:span text:style-name="T13">bei hinreichend hoher Beschleunigung im Kreisflug,</text:span><text:span text:style-name="T4"> kein Magnetkompass nötig. </text:span><text:span text:style-name="T14">So </text:span><text:span text:style-name="T4">bestimmt der Larus-Sensor </text:span><text:span text:style-name="T14">a</text:span><text:span text:style-name="T6">utomatisch </text:span><text:span text:style-name="T4">beim </text:span><text:span text:style-name="T14">jedem </text:span><text:span text:style-name="T4">Kreisflug die Kalibrierung des Magnet-Kompasses</text:span><text:span text:style-name="T4"><text:note text:id="ftn2" text:note-class="footnote"><text:note-citation>2</text:note-citation><text:note-body><text:p text:style-name="P19">Wenn eine wesentliche Änderung festgestellt wurde oder wenn die Qualität der letzten Messung deutlich besser ist als die <text:span text:style-name="T17">des </text:span>Ergebnisse<text:span text:style-name="T17">s</text:span> vorher, speichert der Larus-Sensor diese Kalibrierung im Mikrocontroller-<text:span text:style-name="T17">EEPROM</text:span> dauerhaft ab.</text:p></text:note-body></text:note></text:span><text:span text:style-name="T4">, so daß </text:span><text:span text:style-name="T10">dieser </text:span><text:span text:style-name="T4">anschließend im Geradeausflug zur Messung des magnetischen Steuerkurses verwendet werden kann. Zusammen mit der einstellbaren magnetischen Mißweisung kann so das </text:span><text:span text:style-name="T6">True-</text:span><text:span text:style-name="T4">Heading </text:span><text:span text:style-name="T6">(relativ zu rechtweisend Nord) </text:span><text:span text:style-name="T4">mit einer Genauigkeit von etwa </text:span><text:span text:style-name="T6">1-</text:span><text:span text:style-name="T4">2 Grad </text:span><text:span text:style-name="T13">bestimmt</text:span><text:span text:style-name="T4"> werden. </text:span></text:p>
      <text:p text:style-name="P7"><text:span text:style-name="T6">Diese Messung ist allerdings sehr von Magnetfeldern in der <text:s/>Umgebung </text:span><text:span text:style-name="T11">d</text:span><text:span text:style-name="T6">es Sensors abhängig. Veränderliche Magnetfelder und starke Störfelder (z.B von Lautsprechern) </text:span><text:span text:style-name="T8">in der Nähe des Sensors </text:span><text:soft-page-break/><text:span text:style-name="T6">müssen </text:span><text:span text:style-name="T8">ver</text:span><text:span text:style-name="T6">mieden werden. </text:span><text:span text:style-name="T11">Idealerweise wird der Sensor in möglichst großer Entfernung von Eisenteilen und Magneten eingebaut.</text:span></text:p>
      <text:p text:style-name="P7">Durch Verwendung eines D-GNSS-”Kompasses“ (2 gekoppelte <text:span text:style-name="T6">Differential-GNSS-</text:span>Empfänger uBlox F9<text:span text:style-name="T4">P</text:span>) kann die Genauigkeit des Steuerkurses <text:s/>auf ca. 0.05 Grad <text:span text:style-name="T4">verbessert </text:span>werden. Das ist <text:span text:style-name="T7">besonders </text:span><text:span text:style-name="T13">für die Windmessung </text:span>bei hoher Fluggeschwindigkeit im Geradeausflug von Vorteil. <text:line-break/></text:p>
      <text:p text:style-name="P7"><text:span text:style-name="T9">Die Messung der Fluglage kann für einen künstlichen Horizont sowie zur präzisen Anzeige des </text:span><text:span text:style-name="T10">momentanen </text:span><text:span text:style-name="T9">Drift-Winkels (</text:span><text:span text:style-name="T36">Differenz </text:span><text:span text:style-name="T9">Track – Heading) verwendet werden.</text:span></text:p>
      <text:h text:style-name="P31" text:outline-level="3">Messung de<text:span text:style-name="T6">r</text:span> Wind<text:span text:style-name="T6">geschwindigkeit</text:span>:</text:h>
      <text:p text:style-name="P8">Der Larus-Sensor bestimmt aus der dreidimensionalen Differenz zwischen Grundgeschwindigkeit und Fluggeschwindigkeit die Windgeschwindigkeit. Da die Algorithmen keinerlei Annahmen über das Flugzeug machen <text:span text:style-name="T5">(insbesondere </text:span><text:span text:style-name="T18">über den variablen </text:span><text:span text:style-name="T5">Anstellwinkel)</text:span>, ist die Vertikalkomponente <text:span text:style-name="T7">des Windes </text:span>dabei allerdings recht ungenau und wird nicht weiter verwendet. Die <text:span text:style-name="T7">horizontale </text:span>Windgeschwindigkeit wird als Momentanwert (sekundengenau) und als Mittelwert <text:span text:style-name="T9">gemeldet. Im Geradeausflug wird </text:span>über 30s <text:span text:style-name="T7">(</text:span>einstellbar<text:span text:style-name="T7">) </text:span>gemittelt. <text:span text:style-name="T9">Im </text:span>Kreis<text:span text:style-name="T9">flug wird der Wind über exakt einen </text:span>Kreis <text:span text:style-name="T9">gemittelt</text:span>. <text:span text:style-name="T9">Eventuelle Abweichungen im Kreisflug durch den Anstellwinkel werden vo</text:span><text:span text:style-name="T12">n</text:span><text:span text:style-name="T9"> einem speziellen Algorithmus erkannt und eliminiert, </text:span><text:span text:style-name="T18">so daß auch hier der Wind zeitaufgelöst gemessen werden kann.</text:span></text:p>
      <text:h text:style-name="P32" text:outline-level="3" text:is-list-header="true">Variometer:</text:h>
      <text:p text:style-name="P3"><text:span text:style-name="T5">Der Larus-Sensor verwendet einen Kalmanfilter zur Zusammenführung der Meßwerte des GNSS-Höhenmessers, des GNSS-Geschwindigkeitsmessers und der Vertikalbeschleunigung von der Trägheitsplattform (INS) als Meßsystem für das nicht fahrtkompensierte Variometer. Dieser Algorithmus hat praktisch keinerlei Trägheit und liefert verzögerungsfrei und ohne Verwendung der Druckmessung ein hochgenaues unkompensiertes Variometer. <text:line-break/>Die Fahrtkompensation wird über eine Differentiation der Geschwindigkeit durch die Luft gebildet. Dazu wird die Grundgeschwindigkeit des GNSS und die gemessene gemittelte horizontale Windgeschwindigkeit verwendet. Der Algorithmus berücksichtigt die kinetische Energie der dreidimensionalen Bewegung durch die umgebende Luft zur Fahrtkompensation.<text:line-break/></text:span><text:span text:style-name="T7">Die Einbeziehung der kinetischen Energie der Vertikalbewegung kann bei turbulenten Bedingungen<text:line-break/>unangenehme Überschwinger verursachen und ist daher in ihrer Größe <text:s/>konfigurierbar.<text:line-break/>Beim Thermikfliegen ist dieser Einflu</text:span><text:span text:style-name="T48">ss</text:span><text:span text:style-name="T7"> typischerweise nützlich, da </text:span><text:span text:style-name="T8">er </text:span><text:span text:style-name="T7">die Wahrnehmung des Ein- und Ausfliegens der Thermik unterstützt.</text:span><text:span text:style-name="T5"><text:line-break/></text:span></text:p>
      <text:h text:style-name="P32" text:outline-level="3">Messung der Luftdichte:</text:h>
      <text:p text:style-name="P3"><text:span text:style-name="T5">Zur Umrechnung der angezeigten Fluggschwindigkeit IAS in die wahre Fluggeschwindigkeit TAS wird die momentane Luftdichte benötigt. Durch eine permanente Beobachtung der Änderung des Luftdrucks als Funktion der GNSS-Flughöhe wird unabhängig von Temperatur, <text:s/>Luftfeuchte und andere</text:span><text:span text:style-name="T7">r</text:span><text:span text:style-name="T5"> Größen permanent die Luftdichte gemessen und in Echtzeit berücksichtigt.</text:span></text:p>
      <text:p text:style-name="P9">Das ist zur genauen Bestimmung der Windgeschwindigkeit notwendig, <text:span text:style-name="T22">da ja die möglichst exakte Differenz zwischen Fluggeschwindigkeit (TAS) und Grundgeschwindigkeit gebildet werden mu</text:span><text:span text:style-name="T48">ss</text:span><text:span text:style-name="T22">.</text:span></text:p>
      <text:p text:style-name="P9"/>
      <text:p text:style-name="P9"/>
      <text:p text:style-name="P9"/>
      <text:p text:style-name="P9"/>
      <text:h text:style-name="P33" text:outline-level="3">Inbetriebnahme des Larus-Sensors</text:h>
      <text:p text:style-name="P10"><text:span text:style-name="T29">Der Larus-Sensor muß so weit wie möglich </text:span><text:span text:style-name="T30">weg </text:span><text:span text:style-name="T29">von allen Eisenteilen und außerdem absolut fest montiert werden. </text:span><text:span text:style-name="T31">Die Einbaulage ist im Prinzip egal. Allerdings muß sie in der Konfiguratiopn des Sensors mit Hilfe des Files “sensor_config.txt” genau eingestellt werden.<text:line-break/>Mit Hilfe des Horizonts in OpenSoar und durch Beobachtung des Kompass-Headings kann man den korrekten Einbau verifizieren.</text:span></text:p>
      <text:p text:style-name="P12">Vor dem Losfliegen müssen ein paar Dinge korrekt eingestellt bzw kalibriert werden. <text:span text:style-name="T21">Die Einstellwerte werden im Mikrocontroller des Sensors (EEPROM-Emulation) abgelegt.</text:span></text:p>
      <text:p text:style-name="P13">Da im Larus <text:span text:style-name="T26">sehr </text:span>hochwertige Sensoren einsetzt werden, <text:span text:style-name="T23">muß</text:span><text:span text:style-name="T22"> </text:span><text:span text:style-name="T23">hauptsächlich</text:span> die Magnetfeld-Sensorik für das magnetische Heading kalibriert werden. Diese Kalibrie<text:span text:style-name="T33">r</text:span>ung wird im Flug von der Firmware ständig überprüft und nötigenfalls nachgestellt. <text:span text:style-name="T22">Die weiteren </text:span><text:span text:style-name="T23">IMU-</text:span><text:span text:style-name="T22">Sensorkanäle w</text:span><text:span text:style-name="T32">u</text:span><text:span text:style-name="T22">rden </text:span><text:span text:style-name="T32">schon </text:span><text:span text:style-name="T22">vom Hersteller kalibriert und benötigen keine Nachkalibrierung.</text:span></text:p>
      <text:p text:style-name="P14">(Ergänzen: <text:span text:style-name="T29">Einstellung der Sensor-Orientierung, o</text:span>ptionale Kalibration der Druckmessungen)</text:p>
      <text:h text:style-name="Heading_20_3" text:outline-level="3"><text:span text:style-name="T40">Kalibration des 3D-Magnetfeldsensors</text:span><text:span text:style-name="T40"><text:note text:id="ftn3" text:note-class="footnote"><text:note-citation>3</text:note-citation><text:note-body><text:p text:style-name="P27">Diese Kalibrierung ist optional und normalerweise nicht unbedingt notwendig. Die automatische Kompass-Kalibration erledigt das normalerweise nach den ersten Kreisflügen in beiden Richtungen <text:span text:style-name="T47">ganz automatisch</text:span>.</text:p></text:note-body></text:note></text:span><text:span text:style-name="T40">:</text:span></text:h>
      <text:h text:style-name="P34" text:outline-level="4">Idee: </text:h>
      <text:p text:style-name="P15">Die Feldlinien des Erdmagnetfelds verlaufen in Deutschland von Süden oben nach Norden unten im “Inklinationswinkel” von ca. 70 Grad. Jede Sensorachse mu<text:span text:style-name="T36">ss</text:span> bei der Kalibration möglichst exakt für einen Moment in diese Richtung, positiv und negativ, ausgerichtet werden. Also gibt es insgesamt 6 Kalibrier-Punkte. Die Kalibration <text:span text:style-name="T36">sollte </text:span>im Freien durchgeführt werden, wo möglichst wenig ferromagnetisches Material <text:span text:style-name="T36">das Erdmagnetfeld stört</text:span>. Autos stören z.B im Umkreis von ca. 5 Metern.</text:p>
      <text:h text:style-name="P34" text:outline-level="4">Vorgehensweise <text:span text:style-name="T34">beim Kalibrieren</text:span>:</text:h>
      <text:p text:style-name="P16">Man benötigt außer dem Larus-Sensor (mit Powerbank als Stroversorgung) ein Gerät mit der OpenSoar-Software. <text:span text:style-name="T33">Achtung: Auch die Powerbank kann eventuell ein magnetisches Störfeld verursachen. </text:span><text:span text:style-name="T27">Man verbi</text:span><text:span text:style-name="T36">n</text:span><text:span text:style-name="T27">det sich mit dem Bluetooth-Ausgang des Sensors und wählt als Treiber “Larus”. </text:span>Es muß eine uSD-Speicherkarte eingelegt werden, auf der leere Dateien mit de<text:span text:style-name="T24">n</text:span> Namen “<text:span text:style-name="T24">sensor.readings” und “magnetic.calibration” existieren. Mit dem Ersten wird die Ausgabe der Messwerte im lesbaren Format eingeschaltet</text:span><text:span text:style-name="T24"><text:note text:id="ftn4" text:note-class="footnote"><text:note-citation>4</text:note-citation><text:note-body><text:p text:style-name="P20">Wenn man in OpenSoar mit “Config”/”Devices”/”Monitor” die Ausgabe aktiviert, kann man die Sensorwerte kontrollieren. Dort wird dann auch noch ein NMEA-Protokoll für den Vario-Ton ausgegeben.</text:p></text:note-body></text:note></text:span><text:span text:style-name="T24">. </text:span><text:span text:style-name="T28">D</text:span><text:span text:style-name="T24">as zweite File aktiviert sofort nach dem Einschalten eine zweiminütige Kalibrationsphase. </text:span><text:span text:style-name="T27">Larus</text:span><text:span text:style-name="T24"> löscht dieses File nach </text:span><text:span text:style-name="T47">den </text:span><text:span text:style-name="T30">zwei Minuten </text:span><text:span text:style-name="T25">automatisch, </text:span><text:span text:style-name="T31">damit nicht beim nächsten Einschalten die Kalibration wieder zerstört wird.</text:span></text:p>
      <text:p text:style-name="P16"><text:span text:style-name="T25">Innerhalb der 2 Minuten muß der Sensor so im Raum bewegt werden, daß mö</text:span><text:span text:style-name="T27">g</text:span><text:span text:style-name="T25">lichst genau die<text:line-break/></text:span><text:span text:style-name="T26">sechs Kalib</text:span><text:span text:style-name="T29">r</text:span><text:span text:style-name="T26">ierpunkte gefunden werden. Wenn man das akustische Variometer im OpenSoar aktiviert, wird der </text:span><text:span text:style-name="T32">momentan </text:span><text:span text:style-name="T26">betraglich größte beobachtete Sensorwert </text:span><text:span text:style-name="T32">einer Achse </text:span><text:span text:style-name="T26">als “Steigen” angezeigt. Wenn man also in allen 6 möglichen </text:span><text:span text:style-name="T27">R</text:span><text:span text:style-name="T26">ichtungen das Steig-Signal auf Maximum bringt,<text:line-break/>sollte </text:span><text:span text:style-name="T27">nach den zwei Minuten </text:span><text:span text:style-name="T26">der Sensor korrekt kalibri</text:span><text:span text:style-name="T27">e</text:span><text:span text:style-name="T26">rt sein.</text:span></text:p>
      <text:p text:style-name="P11"><text:soft-page-break/>Nach den zwei Minuten wird das Vario-Tonsignal umgeschaltet. Es zeigt jetzt an, wie sehr das gemessene Magnetfeld vom Normwert abweicht. Gemessen wird dabei der Inklinationswinkel und der Betrag des Magnetfelds. Man dreht also den Sensor in alle möglichen Richtungen und beobachtet das Vario. Wenn das Vario <text:span text:style-name="T30">immer </text:span>deutlich unter 1m Sinken anzeigt, ist alles OK.</text:p>
      <text:h text:style-name="P34" text:outline-level="4">Kontrolle <text:span text:style-name="T36">der magnetischen Kalibrierung</text:span>: </text:h>
      <text:p text:style-name="P11">Geht man in die Nähe einers magnetischen Stör<text:span text:style-name="T31">felds </text:span><text:s/>wi<text:span text:style-name="T31">e</text:span> <text:span text:style-name="T31">z.B. </text:span>eisernes Gartentor oder Auto, dann <text:line-break/>kann man diesen Effekt gut beobachten. Auf diese Weise läßt sich nun auch verifizieren, daß der Einbau-Ort im Flugzeug brauchbar ist. (Oder nicht …) <text:span text:style-name="T29">Am meisten stören die Magneten von Lautsprechern. Alle anderen Eisenteile stören auch, da sie bei jeder Bewegung des Flugzeugts ein veränderliches Störfeld erzeugen. </text:span><text:span text:style-name="T30">Dieser Effekt lä</text:span><text:span text:style-name="T36">ss</text:span><text:span text:style-name="T30">t sich nur sehr schwer kompensieren </text:span><text:span text:style-name="T36">und führt im Wesentlichen zu einer ungenauen Messung des Winds.<text:line-break/>Wenn das File „sensor.readings“ existiert, kann man über Bluetooth mit OpenSoar unter anderem das True Heading kontrollieren. Das ergibt eine Möglichkeit zur Kontrolle der Kompass-Kalibration <text:s/>im eingebauten Zustand.</text:span></text:p>
      <text:h text:style-name="P34" text:outline-level="4">Normalbetrieb:</text:h>
      <text:p text:style-name="P17">Das File “sensor.readings” darf im Normalbetrieb <text:span text:style-name="T43">nicht </text:span>auf der Micro-SD sein, damit die Ausgabe der NMEA-Werte für OpenSoar erfolgen kann.</text:p>
      <text:p text:style-name="P26">Im Flug kontrolliert die Larus-Firmware die Kalibrierung <text:span text:style-name="T44">der Magnetfeld-Messung</text:span>, und zwar immer beim Kreisen. <text:span text:style-name="T44">Dann ermittelt </text:span><text:span text:style-name="T49">L</text:span><text:span text:style-name="T44">arus </text:span>die Kalibrierung seiner drei Magnetsensoren selbständig ein und speichert das, <text:span text:style-name="T44">falls es notwendig wird, </text:span>im EEPROM ab. Kleine Änderungen der magnetischen Umgebung <text:span text:style-name="T35">oder Drift der Sensoren </text:span>sollten somit automatisch korrigiert werden.</text:p>
      <text:p text:style-name="P37"><text:span text:style-name="T37">Achtung</text:span>: Änderungen des magnetischen Umfelds wie „Haube Öffnen“ oder „Fahrwerk Ausfahren“ führen oft zu einer signifikanten Änderung des Magnetfelds. Eventuell wird dann das Heading und damit die Windmessung im Geradeausflug ungenau.</text:p>
      <text:p text:style-name="P26">Wenn <text:span text:style-name="T44">bei der magnetischen Kalibration </text:span>reproduzierbare Daten <text:span text:style-name="T44">des Erdmagnetfelds </text:span>beobachtet werden, <text:span text:style-name="T44">kann </text:span>der Sensor <text:span text:style-name="T44">sogar </text:span>automatisch <text:span text:style-name="T44">die </text:span>Deklination, Inklination <text:span text:style-name="T44">des Erdfelds bestimmen. Diese Funktion ist momentan noch experimentell, da eine korrekte Funktion in allen denkbaren Einbau-Situationen noch nicht nachgewiesen wurde. </text:span></text:p>
      <text:h text:style-name="Heading_20_4" text:outline-level="4">Messwert-Logging</text:h>
      <text:p text:style-name="P21">Der Larus-Sensor sollte immer mit einer FAT32-formatierten Micro-SD-Karte bestückt sein, damit im Fehlerfall dort Information über das Problem abgelegt werden kann.<text:line-break/>Optional schreibt Larus die Rohmesswerte aller Sensoren in ein binäres File, wenn im Root-Verzeichnis ein Unterverzeichnis „logger“ existiert. Falls des Weiteren noch ein Unterverzeichnis „magnetic“ existiert, werden dort lesbare Dateien mit den ermittelten Magnetfeld-Daten abgelegt, <text:span text:style-name="T49">soblad diese sich ändern.</text:span></text:p>
      <text:h text:style-name="Heading_20_4" text:outline-level="4" text:is-list-header="true"/>
      <text:h text:style-name="P35" text:outline-level="4">Das Konfigurations-File „sensor_config.txt</text:h>
      <text:p text:style-name="P22">Dieses File sollte normalerweise nur bei der initialen Inbetriebnahme existieren <text:span text:style-name="T49">und man sollte es danach löschen oder umbenennen. </text:span>Später kann man allerdings mit diesem File noch einzelne Parameter verändern, falls das gewünscht wird. <text:span text:style-name="T39">Dieses File sollte im Normalbetrieb nicht auf der Karte vorhanden sein.<text:line-break/>Andernfalls werden ggfs. Konfigurations-Parameter überschrieben.</text:span></text:p>
      <text:p text:style-name="P22">Man startet mit dem Original-File von der Larus GITHUB-Seite.<text:line-break/>Die Einstell-Werte befinden sich zeilenweise hinter dem Gleichheitszeichen.<text:line-break/>Alles Andere darf nicht verändert werden, sonst ignoriert Larus die Daten.</text:p>
      <text:p text:style-name="P22">Das File kann eine beliebige Kombination der folgenden Konfigurationszeilen enthalten:</text:p>
      <text:p text:style-name="P22"><text:span text:style-name="T37">01 SensTilt_Roll = 0</text:span><text:line-break/>Drehung des Sensors um die Rollachse (Sensor - Längsachse)</text:p>
      <text:p text:style-name="P22"><text:span text:style-name="T37">02 SensTilt_Nick = 0</text:span><text:line-break/>Drehung des Sensors um die Nickachse</text:p>
      <text:p text:style-name="P22"><text:span text:style-name="T37">03 SensTilt_Yaw = 0</text:span><text:line-break/>Drehung des Sensors um die Hochachse</text:p>
      <text:p text:style-name="P22"><text:span text:style-name="T37">04 Pitot_Offset = 0.0</text:span><text:line-break/>Offset des Differenzdruck-Sensors in Pa (kann mit „sensor.readings“ … ermittelt werden</text:p>
      <text:p text:style-name="P22"><text:span text:style-name="T37">05 Pitot_Span = 1.0</text:span><text:line-break/>Steigungs-Korrektur der Differenzdruck-Messung (IAS → CAS)</text:p>
      <text:p text:style-name="P22"><text:span text:style-name="T37">06 QNH-delta = 0.0</text:span><text:line-break/>Nullpunkt-Korrektur der Absolutdruck-Messung</text:p>
      <text:p text:style-name="P22"><text:span text:style-name="T37">17 Mag_Auto_Calib = 1</text:span><text:line-break/>Einschalten der automatischen Kompass-Kalibration</text:p>
      <text:p text:style-name="P22"><text:span text:style-name="T37">20 Mag_Declination = 3.5</text:span><text:line-break/>Magnetische Deklination am Einsatzort, <text:span text:style-name="T1">Ost ist positiv</text:span></text:p>
      <text:p text:style-name="P22"><text:span text:style-name="T37">21 Mag_Inclination = 66</text:span><text:line-break/>Magnetische Inlination am Einsatzort, <text:span text:style-name="T1">positiv auf der Nordhalbkugel</text:span></text:p>
      <text:p text:style-name="P22"><text:span text:style-name="T37">22 Mag_Earth_Auto = 0</text:span><text:line-break/>Optional: Automatische Bestimmung von Inklination und Deklination aus den Messungen</text:p>
      <text:p text:style-name="P22"><text:span text:style-name="T37">30 Vario_TC = 1</text:span><text:line-break/>Dämpfungs-Zeitkonstantedes Momentan-Variometers <text:span text:style-name="T38">in Sekunden<text:line-break/></text:span><text:span text:style-name="T1">Sinnvoller Bereich 0.5-5s</text:span></text:p>
      <text:p text:style-name="P22"><text:span text:style-name="T37">31 Vario_Int_TC = 30</text:span><text:line-break/>Dämpfungs-Zeitkonstante des Variometers-Integrators im Geradeausflug</text:p>
      <text:p text:style-name="P22"><text:span text:style-name="T37">32 Wind_TC = 5</text:span><text:line-break/>Dämpfungs-Zeitkonstante der Windmessung momentan im Geradeausflug</text:p>
      <text:p text:style-name="P22"><text:soft-page-break/><text:span text:style-name="T37">33 Mean_Wind_TC = 30</text:span><text:line-break/>Dämpfungs-Zeitkonstante der Windmessung momentan im Geradeausflug</text:p>
      <text:p text:style-name="P24"><text:span text:style-name="T37">34 VrtclEnrgTuning = 1.0</text:span><text:line-break/>Tuning-Konstante für die Kompensation der vertikalen kinetischen Energie <text:span text:style-name="T39">in der Variometer-Fahrtkompensation. </text:span><text:span text:style-name="T46">Das ist „</text:span>Geschmacks<text:span text:style-name="T39">sa</text:span>che“. <text:span text:style-name="T39">I</text:span>deal sollte 1.0 sein. <text:line-break/><text:span text:style-name="T46">M</text:span>anche Piloten bevorzugen Werte bis <text:span text:style-name="T39">herab </text:span><text:span text:style-name="T46">zu </text:span>0.7</text:p>
      <text:p text:style-name="P22"><text:span text:style-name="T37">40 GNSS_CONFIG = 1.0</text:span><text:line-break/>1 für das Single-GNSS uBlox M9N 2 für das D-GNSS 2 * uBlox F9P <text:line-break/><text:span text:style-name="T45">und 3 für einen uBlox F9P + F9H</text:span></text:p>
      <text:p text:style-name="P23"><text:span text:style-name="T37">41 ANT_BASELEN = 1.0</text:span><text:line-break/>Abstand der D-GNSS Antennen in Flugrichtung <text:span text:style-name="T38">in Metern<text:line-break/></text:span><text:span text:style-name="T1">Der Primär-Empfänger sitzt auf der Huckepack-Platine. Seine Antenne sollte in der Nähe des Flugzeug-Schwerpunkts sein. </text:span><text:span text:style-name="T41">ANT_BASELEN </text:span><text:span text:style-name="T42">ist nun </text:span><text:span text:style-name="T1">der Abstand der Antenne des zweiten Empfängers nach vorne.</text:span></text:p>
      <text:p text:style-name="P23"><text:span text:style-name="T37">42 ANT_SLAVE_DOWN = 0.0</text:span><text:line-break/>Lage der vorderen D-GNSS Antenne relativ zur Haupt-Antenne nach unten <text:span text:style-name="T1">in „m“</text:span></text:p>
      <text:p text:style-name="P23"><text:span text:style-name="T37">43 ANT_SLAVE_RIGHT = 0.0</text:span><text:line-break/>Lage der vorderen D-GNSS Antenne relativ zur Haupt-Antenne nach rechts <text:span text:style-name="T1">in „m“</text:span></text:p>
      <text:p text:style-name="P25"/>
      <text:h text:style-name="Heading_20_4" text:outline-level="4">Einspielen älterer Kalibrierdaten</text:h>
      <text:p text:style-name="P25">Die folgenden Zeilen können optional aus einem EEPROM-File des Loggers übernommen<text:line-break/>und somit ins EEPROM konfiguriert werden. Normalerweise wird das nicht empfohlen.<text:line-break/><text:line-break/>10 Mag_X_Off = -1.437378e-1<text:line-break/>11 Mag_X_Scale = 1.046814e0<text:line-break/>12 Mag_Y_Off = -7.391357e-1<text:line-break/>13 Mag_Y_Scale = 1.089447e0<text:line-break/>14 Mag_Z_Off = 9.246826e-2<text:line-break/>15 Mag_Z_Scale = 1.100372e0<text:line-break/>16 Mag_Calib_Err = 2.075195e-4<text:line-break/>20 Mag_Declination = 2.867432e0<text:line-break/>21 Mag_Inclination = 6.474243e1</text:p>
      <text:p text:style-name="P25">Die Zahlenbeispiele sind von einem Testflug in Bensheim<text:line-break/>Der Param<text:span text:style-name="T1">e</text:span>ter 16 enthält die geschätzte Standard-Abweichung aller Magnet-Daten<text:line-break/>aus der aktuellen Messung. Zahlenwerte unter 1e-3 gelten als gut.<text:line-break/>Experimente manueller Kalibration auf diese Methode können auf eigenes Risiko <text:line-break/>durchgeführt werden. </text:p>
      <text:p text:style-name="P2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Noto Sans Devanagari" style:font-family-complex="'Noto Sans Devanagari'"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4010f4" officeooo:paragraph-rsid="004010f4"/>
    </style:style>
    <style:style style:name="MT1" style:family="text">
      <style:text-properties officeooo:rsid="00491371"/>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11</text:span>.<text:span text:style-name="MT1">5</text:span>.202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3T21:02:14.703462479</meta:creation-date>
    <dc:date>2023-05-11T13:16:34.311450554</dc:date>
    <meta:editing-duration>PT2H45M51S</meta:editing-duration>
    <meta:editing-cycles>43</meta:editing-cycles>
    <meta:generator>LibreOffice/7.3.7.2$Linux_X86_64 LibreOffice_project/30$Build-2</meta:generator>
    <meta:document-statistic meta:table-count="0" meta:image-count="0" meta:object-count="0" meta:page-count="6" meta:paragraph-count="72" meta:word-count="1996" meta:character-count="15261" meta:non-whitespace-character-count="13312"/>
  </office:meta>
</office:document-meta>
</file>